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2:01:20.998742383</meta:creation-date>
    <dc:date>2021-03-02T12:01:37.236786467</dc:date>
    <meta:editing-duration>PT1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2.0.0.alpha0$Linux_X86_64 LibreOffice_project/6e2b592a8d42501dfb087ff1d48574c770425c85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6a006c006600fc00b800af004e009b009f00a700a900a6004100d2003b00ca">
    <SignedInfo>
      <CanonicalizationMethod Algorithm="http://www.w3.org/TR/2001/REC-xml-c14n-20010315"/>
      <SignatureMethod Algorithm="http://www.w3.org/2001/04/xmldsig-more#rsa-sha256"/>
      <Reference URI="META-INF/manifest.xml">
        <Transforms>
          <Transform Algorithm="http://www.w3.org/TR/2001/REC-xml-c14n-20010315"/>
        </Transforms>
        <DigestMethod Algorithm="http://www.w3.org/2001/04/xmlenc#sha256"/>
        <DigestValue>d8UgpDL42WsB44aKy7JNzQ5/0WTDkxs4dNjNYUGHB7A=</DigestValue>
      </Reference>
      <Reference URI="manifest.rdf">
        <DigestMethod Algorithm="http://www.w3.org/2001/04/xmlenc#sha256"/>
        <DigestValue>rrKXmEsmowvZom8wSzm8fZGiZFdJs1578/RMS5UR3HU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zA+tN9T23kPAED7GxnWeRsRhO9BinGOgApbH5afW4+w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26CWB/oQkTzOis0D5lAneQeVRvAfnwOMdUXVLET6Dbc=</DigestValue>
      </Reference>
      <Reference URI="Thumbnails/thumbnail.png">
        <DigestMethod Algorithm="http://www.w3.org/2001/04/xmlenc#sha256"/>
        <DigestValue>WZoPtBGD82+kEFm1CqjGRtZGPAcDZzNwXr5K6uyShX4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t8baZCml8LPBkKnb+vMzAFDJSschhoOn/uUXC73IE+w=</DigestValue>
      </Reference>
      <Reference URI="mimetype">
        <DigestMethod Algorithm="http://www.w3.org/2001/04/xmlenc#sha256"/>
        <DigestValue>cU2+NwsKcGNmkhfZGyh1Zv6Lq7yFmbYpskR2/4G4NZM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2I/okDMft9n9k/Hm7QJ/KokPPlIYnspld5Em3mQ1qP0=</DigestValue>
      </Reference>
      <Reference URI="#ID_0061003700ac0052001e00b3004c004200aa007a004200cb0025002100300016">
        <DigestMethod Algorithm="http://www.w3.org/2001/04/xmlenc#sha256"/>
        <DigestValue>u65AwNRupCCW59L3iYOncBMHzn6ZlVJRjGuVex5v+gQ=</DigestValue>
      </Reference>
      <Reference URI="#idSignedProperties" Type="http://uri.etsi.org/01903#SignedProperties">
        <DigestMethod Algorithm="http://www.w3.org/2001/04/xmlenc#sha256"/>
        <DigestValue>RNdmq59YvHaJH9VbrPKqne124dgY0Qc2jL4vwjTHLSw=</DigestValue>
      </Reference>
    </SignedInfo>
    <SignatureValue>jYAqOL8dNeib1fTvdS1RLlnKjnJs43XM1m45uuqHo+Hh3c3y8eluiFuXIHjqWJ8j
W1UqrZP4zWxeY58nu68+1QjZZybCuVghHZSwRy4Za1/4HyzTfwbuC48VlEepv3/G
Dpx0ua9jvnM4vniRn6GVffCsgksoowUdt2qrFny2RJS7QtsGsg8Iw6S0zWuriwu8
h1ynNgS3v/nqREUqvd817+NFCbrIfwSSItGTyGEu/2o+o8YdtC2YZeP48IK7LYyO
fvDvpmsZ+uH1CsDKp9gpwMp0wVrIUsWwPDDUtqeM0p0Lx7+7mrPEACLjK4eo3WDi
3MUyS2bs97zOu+r2BL6Ikw==</SignatureValue>
    <KeyInfo>
      <X509Data>
        <X509Certificate>MIIFsjCCA5qgAwIBAgICEAAwDQYJKoZIhvcNAQELBQAwZTELMAkGA1UEBhMCVUsxEDAOBgNVBAgMB0VuZ2xhbmQxHTAbBgNVBAoMFFhtbHNlY3VyaXR5IFJTQSBUZXN0MSUwIwYDVQQDDBxYbWxzZWN1cml0eSBSU0EgVGVzdCBSb290IENBMCAXDTE4MDYwNjE1MjAwNloYDzIxMTgwNTEzMTUyMDA2WjBpMQswCQYDVQQGEwJVSzEQMA4GA1UECAwHRW5nbGFuZDEdMBsGA1UECgwUWG1sc2VjdXJpdHkgUlNBIFRlc3QxKTAnBgNVBAMMIFhtbHNlY3VyaXR5IEludGVybWVkaWF0ZSBSb290IENBMIICIjANBgkqhkiG9w0BAQEFAAOCAg8AMIICCgKCAgEA+uBkXt39Yc0aOe2UkBWlVIqQcvlSwLheXlcGeDDIPSwSRaDcuGdGQXs+WFM65xDak8eZJwyyQSWtoDRV0lXEP63OJk/ktWLjFywLP69gBr2E4vsjOdr9DR94AAQY2WTW2/UXxcI92nB+sq6ZhVF5I9rfzDHPGYEiWTQqtnTMJDGpO5eo9JBjQtaB/sHG7ZnxF1FOl6V85F/dfGG3MBGp9glg5qE6QDjA11DsTukiV5OeP8vZsmoYkyNmViA7L+xuOM6iVUGY+b4XDCeI1Kgr5ZhF9xL7ByVTxtZrdMXzcPu+Dgcr9VF7QqhAYg/W/0s4WzoyXV/f1fjC5+uKXWSuttrRHNt16DMOh5T1lS4qHLfMoDYZ+AK8L0JrjQMXCzCp4WTmqplBg6bYWFpHvyzp0uccYJdUXv5o6PFhpIV6VpdVtT6fVfh9V5C5jDKBv+n14rZ9hPYzvIxVAnF6SYtXRTbrSzSDi5QqCiWwU56uSAWyyrwdED1zETgTDmGOFv5j2tIEcAbQ6TT8n/Mit5NuL98M5XxPnKduCQ39ssKDwO146lAe5kREJRv4Va/o47tards6tdkaV5267rXZA7ndvnov0TmZFNwDMQz9tRZJov07V7kriLS47xD/eDH7IyEOWYsgoU3N1J1GZKCYSRxZ3Wh6AiZy211PYwuJpP3xugUCAwEAAaNmMGQwHQYDVR0OBBYEFDXB8g347TUPMvCNXTBSRQpVRvroMB8GA1UdIwQYMBaAFOOqggO/I6PkIyJZqJ16mbDbtiXxMBIGA1UdEwEB/wQIMAYBAf8CAQAwDgYDVR0PAQH/BAQDAgGGMA0GCSqGSIb3DQEBCwUAA4ICAQAiyaCtGnPZRsfGD69yjkPptc6cwa8icyF9iiJwdngjvdMTCOJHhUAtzGTOuUITJEh0OJYzabB+EUgHmZWe6hwrWCzhJQysDktdsARQOB91Vi19VyDrcHPxnn43zObnbkLpFvZXg3Q3/S+eiTn/UWMg7f2tQjaCdj6xx1DGTiJmZBRI/CG24EWzYy+H7/MBNFuW3+1CdoDuPR3lkbWmYFJbvkOaWR8+faL6o5u7IagKCSmMaNDjRQA8/LKwJ8waD61Hw4S4H465I16UVCT4d226anZIfz7N3/NbVw0B8emJP1ZtVty1vDPEx/6A7+sXfgAYgjfMeiHhGHs17i2d7EvdwxlyvKq/iQkLMzkyAkA5kpUbZ/kpOQh8sR9JHxv3QEz0clRvRIwlJU5W+Pa1e3dNYTDR9x0fBaLwPUIc5RnnSZ5Aws2qxnp7yYrQzxTtLd3IoDU4BuuyBE+/PaukbbfJUnr+e9Pwt+OXqrECnhxz+f0FDAMlX0CEe7Vlx8p37roBiT4sf3anXrNyrUZMQWQFLs9H3+yooEJJWTgs7QjFZ0l5LIQyTv1I4UmGBgEWlW8UNIJhvAeq1ykY+WZwAt9JDlNwiAbFbFoMqGkVZDko1foTE8KUJfgth63ZmdWw1yzX8H9+zDlhpHCehJsJ68Rk7INjBNZr6IxpVViGLsW1qQ==</X509Certificate>
        <X509Certificate>MIIFsjCCA5qgAwIBAgIJAJcWvaoTLkqaMA0GCSqGSIb3DQEBCwUAMGUxCzAJBgNVBAYTAlVLMRAwDgYDVQQIDAdFbmdsYW5kMR0wGwYDVQQKDBRYbWxzZWN1cml0eSBSU0EgVGVzdDElMCMGA1UEAwwcWG1sc2VjdXJpdHkgUlNBIFRlc3QgUm9vdCBDQTAgFw0xODA2MDYxNTIwMDRaGA8yMTE4MDUxMzE1MjAwNFowZTELMAkGA1UEBhMCVUsxEDAOBgNVBAgMB0VuZ2xhbmQxHTAbBgNVBAoMFFhtbHNlY3VyaXR5IFJTQSBUZXN0MSUwIwYDVQQDDBxYbWxzZWN1cml0eSBSU0EgVGVzdCBSb290IENBMIICIjANBgkqhkiG9w0BAQEFAAOCAg8AMIICCgKCAgEAvommgzYw9/W2M+75as1pV6UZ8Wr+hpici0TsoH/KHWYLWmS9i8IA1Yf6BY3ISAuKvDfqTWgyoDFeJyTVzNNUHlYf6YmrIYgG0Db2rnocihcMMFuVnXREwbQgigWY93iCNi2KpoGOWB63ZupyfMTeyj7FuvYt4AltJ7Q0o+RIRGx61aeP2goGix9o1jkjBN6Tn3wQ3eJgoa0CSPkfaeY+wVO+eUElYE35FwmPWR68AnF7hg/SS1RENSQ4ZqVA1GK2fKakX6e7zkqJCb6ZuQ2nX5GNJWFFSlBXJWrVqpBZveKLMfGQakZUswz3FRPXN0qUK40vKXblESuN35PHXqVfSAPEQ6iGKJU7VC3uTPdCyBztwJbIAs+Rq9dxb6yZv68XChGhee3VW0/ae/GprkHEnePBk8pbkSqS052Z9y36NnjRwZRVnRmQjw6XS1h2c6cdRsV9x2FwmllAQhz6V2rZu/OdS9iCG3CE45nDngYg4VnDw4p9jnCea6MYVPBtPU9f2NjnInIxUGRidX2N2q1y9UiPOU87mlolyQASV+StxwHkm7Ja6w+MRfwgU2/oOLlc3MpMy44rcsRAlhbJ4CWXRwEw+xJoHb3W0l+iy476MtfMaHwaRE/xsPm+MXgXMj+ebE59ceC6GJS6OA5n55KR65zpmQsM4n3yzJrU9hMxDKMCAwEAAaNjMGEwHQYDVR0OBBYEFOOqggO/I6PkIyJZqJ16mbDbtiXxMB8GA1UdIwQYMBaAFOOqggO/I6PkIyJZqJ16mbDbtiXxMA8GA1UdEwEB/wQFMAMBAf8wDgYDVR0PAQH/BAQDAgGGMA0GCSqGSIb3DQEBCwUAA4ICAQAkbgICYnJANqIGft/0chg1uSm6eZMrl0kfACZKFpL8KOhj7C66cIeskf7WcJbHQOW3CAg0OZpkS9nhvPxOysQblS+sQwo9dWiN7NATokTxySYGFdrENXSUdGI9MMFsizg8qN07EtbynqbdJwFNDaomJz0mUXYlxtCR4gTGorWmL8EzJIN98LXuMDm5gomd5RTCgqc1hBT+Dq0E3WapnUVlMFr1KS8ex/RKfVBQ5gJRJ10ZIasaVdpCl3gGFd8MAMyqqZXOyltO1RRTTXYzt50G1UmAEd2SDH6ADqj8T04I0UirpsQ7b4GasJomWQBuCv9jY65rAOfd7mWH4RDmVn2P4XCVZ6++oCmr2CMERfoRsVIt3xgx5OuuV4MdAcVBw6LMkQz6JRp92kEGPME9x1wnDRcnks58znCvosZREwLY/stWq2eLbOKZ5dCJqiC4xGca5l0wJETudU5WLdIgPDUFQ2tTXuuBctjdzh8+Fyc6N2qMp3+U2m2pEArId/6axaQhjGJEDJMV6J03WiZ8l/9GjIlX2HQGbqRvHAL7kUEkP4tZOUiwGGotakFvJJiVWDynVphL8gTamR1laTYht0mZGtZ5JTMcwpE37+2diMfAy/hqjOXDcyNAw3xtLDlX6i5XK2rpru8GaWPikRkgTfRBdWWfRjl+0sE5+e1N8mHdMQ==</X509Certificate>
        <X509IssuerSerial>
          <X509IssuerName>CN=Xmlsecurity Intermediate Root CA,O=Xmlsecurity RSA Test,ST=England,C=UK</X509IssuerName>
          <X509SerialNumber>4096</X509SerialNumber>
        </X509IssuerSerial>
        <X509Certificate>MIIFGDCCAwCgAwIBAgICEAAwDQYJKoZIhvcNAQELBQAwaTELMAkGA1UEBhMCVUsxEDAOBgNVBAgMB0VuZ2xhbmQxHTAbBgNVBAoMFFhtbHNlY3VyaXR5IFJTQSBUZXN0MSkwJwYDVQQDDCBYbWxzZWN1cml0eSBJbnRlcm1lZGlhdGUgUm9vdCBDQTAgFw0xODA2MDYxNTIwMDZaGA8yMTE4MDUxMzE1MjAwNlowazELMAkGA1UEBhMCVUsxEDAOBgNVBAgMB0VuZ2xhbmQxHTAbBgNVBAoMFFhtbHNlY3VyaXR5IFJTQSBUZXN0MSswKQYDVQQDDCJYbWxzZWN1cml0eSBSU0EgVGVzdCBleGFtcGxlIEFsaWNlMIIBIjANBgkqhkiG9w0BAQEFAAOCAQ8AMIIBCgKCAQEAv4zW2E77/3qQlVlw6XCSdr4nCgbeBpM5jl01QSkUSRNCqHRJXVnbAskjL09Wgn3GQH/Jfghgjcopu3+BZS9SCe4/jdEYbItdOZpBQGdRJFNpnx3cd4/XO/sm23NdtfXHzBAM4MI5xjRqqQ/WUXU1oIqXhQjsErdYXFlfm77j+Q5yiRULaBDm5F1BPxIW92vBX15x/trAUxJCpoy+SQYOOjUb9XAO4E024fSa2ABJhkZ7eH45FdzY3NqYcz68qDmGbnW/QlhOh1CMocOwSKHPzpbxcqaMpLs+HIk74lYe2wCkvzjLoG1/X8+AkZY4pQ8NyyCCjLRUeaIVkTwXK636OwIDAQABo4HFMIHCMAkGA1UdEwQCMAAwEQYJYIZIAYb4QgEBBAQDAgWgMDMGCWCGSAGG+EIBDQQmFiRPcGVuU1NMIEdlbmVyYXRlZCBDbGllbnQgQ2VydGlmaWNhdGUwHQYDVR0OBBYEFKDMlzSng3Xv+zA73vrEkdqynddEMB8GA1UdIwQYMBaAFDXB8g347TUPMvCNXTBSRQpVRvroMA4GA1UdDwEB/wQEAwIF4DAdBgNVHSUEFjAUBggrBgEFBQcDAgYIKwYBBQUHAwQwDQYJKoZIhvcNAQELBQADggIBACMU9XgPHgxuOJRlKTq6EQKhQM4a19dbOTpQCT3V7YxODq0kONdOXjW7AEbK4BLhHb00fihs7ETvdIh2Hdw11Fa9UK3A29JRMW0JOX1zKmincl7Wvg1DHWxJdRe4/JCsK+98u87Yc4ip2PBIXQzplFIxn+wG2MmSGos4KlgYxzDoA4Wqvbfr1teUiXzRfT+YfsTRWTtcapGnegE73b0OjYxyo6bOpFNPAFKUZNi/k8eLEbtN8wjBXYKjIY3bw0g4w5d/BQrzcAkwopNVOTYaiMI7FwYZpJvTWf+VA1wS504j4lghcxePm1s3moSzdZMta6IhV/QDsD9s9T8dhle1YQv/39pw7yjxzbMHBix6F7MoNIWCchgPh575doPErQ9y5Ng2c242wvfQQzzCi4NrOMOx6c+3y4ynvJOsOhq0jqMggwiuKAS92WNIP6zEfmcm4VtCtG6Pod8vbOtvdgbbJNuBGnIBjcfFz2XuQRJl9Z/KxCwqXGMS786OMjTCKbS/XZaHwvOwrJHo9igvQ502DP+2GwznZqgAIchxtWZxMzII36QPVpdnTujG/kCUwUqvutV3nuspcioWni9y+etTN367CNoqxE8FNB0mU4JecxhULP1UzDMBPucC8qKPiYCEKN/CfX6d4KZjZaqFbMNbDy7OAHl5uf9I4TFMd2TAnRPG</X509Certificate>
      </X509Data>
    </KeyInfo>
    <Object>
      <SignatureProperties>
        <SignatureProperty Id="ID_0061003700ac0052001e00b3004c004200aa007a004200cb0025002100300016" Target="#ID_006a006c006600fc00b800af004e009b009f00a700a900a6004100d2003b00ca">
          <dc:date xmlns:dc="http://purl.org/dc/elements/1.1/">2021-03-02T12:06:44.336956519</dc:date>
        </SignatureProperty>
      </SignatureProperties>
    </Object>
    <Object xmlns:xd="http://uri.etsi.org/01903/v1.3.2#">
      <xd:QualifyingProperties Target="#ID_006a006c006600fc00b800af004e009b009f00a700a900a6004100d2003b00ca">
        <xd:SignedProperties Id="idSignedProperties">
          <xd:SignedSignatureProperties>
            <xd:SigningTime>2021-03-02T12:06:44.336956519</xd:SigningTime>
            <xd:SigningCertificate>
              <xd:Cert>
                <xd:CertDigest>
                  <DigestMethod Algorithm="http://www.w3.org/2001/04/xmlenc#sha256"/>
                  <DigestValue>9f6idfZUdT2NRpF9/BKy/HFdAOH9QuVjunxM9Zjt3Vo=</DigestValue>
                </xd:CertDigest>
                <xd:IssuerSerial>
                  <X509IssuerName>CN=Xmlsecurity Intermediate Root CA,O=Xmlsecurity RSA Test,ST=England,C=UK</X509IssuerName>
                  <X509SerialNumber>409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GDCCAwCgAwIBAgICEAAwDQYJKoZIhvcNAQELBQAwaTELMAkGA1UEBhMCVUsxEDAOBgNVBAgMB0VuZ2xhbmQxHTAbBgNVBAoMFFhtbHNlY3VyaXR5IFJTQSBUZXN0MSkwJwYDVQQDDCBYbWxzZWN1cml0eSBJbnRlcm1lZGlhdGUgUm9vdCBDQTAgFw0xODA2MDYxNTIwMDZaGA8yMTE4MDUxMzE1MjAwNlowazELMAkGA1UEBhMCVUsxEDAOBgNVBAgMB0VuZ2xhbmQxHTAbBgNVBAoMFFhtbHNlY3VyaXR5IFJTQSBUZXN0MSswKQYDVQQDDCJYbWxzZWN1cml0eSBSU0EgVGVzdCBleGFtcGxlIEFsaWNlMIIBIjANBgkqhkiG9w0BAQEFAAOCAQ8AMIIBCgKCAQEAv4zW2E77/3qQlVlw6XCSdr4nCgbeBpM5jl01QSkUSRNCqHRJXVnbAskjL09Wgn3GQH/Jfghgjcopu3+BZS9SCe4/jdEYbItdOZpBQGdRJFNpnx3cd4/XO/sm23NdtfXHzBAM4MI5xjRqqQ/WUXU1oIqXhQjsErdYXFlfm77j+Q5yiRULaBDm5F1BPxIW92vBX15x/trAUxJCpoy+SQYOOjUb9XAO4E024fSa2ABJhkZ7eH45FdzY3NqYcz68qDmGbnW/QlhOh1CMocOwSKHPzpbxcqaMpLs+HIk74lYe2wCkvzjLoG1/X8+AkZY4pQ8NyyCCjLRUeaIVkTwXK636OwIDAQABo4HFMIHCMAkGA1UdEwQCMAAwEQYJYIZIAYb4QgEBBAQDAgWgMDMGCWCGSAGG+EIBDQQmFiRPcGVuU1NMIEdlbmVyYXRlZCBDbGllbnQgQ2VydGlmaWNhdGUwHQYDVR0OBBYEFKDMlzSng3Xv+zA73vrEkdqynddEMB8GA1UdIwQYMBaAFDXB8g347TUPMvCNXTBSRQpVRvroMA4GA1UdDwEB/wQEAwIF4DAdBgNVHSUEFjAUBggrBgEFBQcDAgYIKwYBBQUHAwQwDQYJKoZIhvcNAQELBQADggIBACMU9XgPHgxuOJRlKTq6EQKhQM4a19dbOTpQCT3V7YxODq0kONdOXjW7AEbK4BLhHb00fihs7ETvdIh2Hdw11Fa9UK3A29JRMW0JOX1zKmincl7Wvg1DHWxJdRe4/JCsK+98u87Yc4ip2PBIXQzplFIxn+wG2MmSGos4KlgYxzDoA4Wqvbfr1teUiXzRfT+YfsTRWTtcapGnegE73b0OjYxyo6bOpFNPAFKUZNi/k8eLEbtN8wjBXYKjIY3bw0g4w5d/BQrzcAkwopNVOTYaiMI7FwYZpJvTWf+VA1wS504j4lghcxePm1s3moSzdZMta6IhV/QDsD9s9T8dhle1YQv/39pw7yjxzbMHBix6F7MoNIWCchgPh575doPErQ9y5Ng2c242wvfQQzzCi4NrOMOx6c+3y4ynvJOsOhq0jqMggwiuKAS92WNIP6zEfmcm4VtCtG6Pod8vbOtvdgbbJNuBGnIBjcfFz2XuQRJl9Z/KxCwqXGMS786OMjTCKbS/XZaHwvOwrJHo9igvQ502DP+2GwznZqgAIchxtWZxMzII36QPVpdnTujG/kCUwUqvutV3nuspcioWni9y+etTN367CNoqxE8FNB0mU4JecxhULP1UzDMBPucC8qKPiYCEKN/CfX6d4KZjZaqFbMNbDy7OAHl5uf9I4TFMd2TAnRPG</xd:EncapsulatedX509Certificate>
              <xd:EncapsulatedX509Certificate>MIIFsjCCA5qgAwIBAgICEAAwDQYJKoZIhvcNAQELBQAwZTELMAkGA1UEBhMCVUsxEDAOBgNVBAgMB0VuZ2xhbmQxHTAbBgNVBAoMFFhtbHNlY3VyaXR5IFJTQSBUZXN0MSUwIwYDVQQDDBxYbWxzZWN1cml0eSBSU0EgVGVzdCBSb290IENBMCAXDTE4MDYwNjE1MjAwNloYDzIxMTgwNTEzMTUyMDA2WjBpMQswCQYDVQQGEwJVSzEQMA4GA1UECAwHRW5nbGFuZDEdMBsGA1UECgwUWG1sc2VjdXJpdHkgUlNBIFRlc3QxKTAnBgNVBAMMIFhtbHNlY3VyaXR5IEludGVybWVkaWF0ZSBSb290IENBMIICIjANBgkqhkiG9w0BAQEFAAOCAg8AMIICCgKCAgEA+uBkXt39Yc0aOe2UkBWlVIqQcvlSwLheXlcGeDDIPSwSRaDcuGdGQXs+WFM65xDak8eZJwyyQSWtoDRV0lXEP63OJk/ktWLjFywLP69gBr2E4vsjOdr9DR94AAQY2WTW2/UXxcI92nB+sq6ZhVF5I9rfzDHPGYEiWTQqtnTMJDGpO5eo9JBjQtaB/sHG7ZnxF1FOl6V85F/dfGG3MBGp9glg5qE6QDjA11DsTukiV5OeP8vZsmoYkyNmViA7L+xuOM6iVUGY+b4XDCeI1Kgr5ZhF9xL7ByVTxtZrdMXzcPu+Dgcr9VF7QqhAYg/W/0s4WzoyXV/f1fjC5+uKXWSuttrRHNt16DMOh5T1lS4qHLfMoDYZ+AK8L0JrjQMXCzCp4WTmqplBg6bYWFpHvyzp0uccYJdUXv5o6PFhpIV6VpdVtT6fVfh9V5C5jDKBv+n14rZ9hPYzvIxVAnF6SYtXRTbrSzSDi5QqCiWwU56uSAWyyrwdED1zETgTDmGOFv5j2tIEcAbQ6TT8n/Mit5NuL98M5XxPnKduCQ39ssKDwO146lAe5kREJRv4Va/o47tards6tdkaV5267rXZA7ndvnov0TmZFNwDMQz9tRZJov07V7kriLS47xD/eDH7IyEOWYsgoU3N1J1GZKCYSRxZ3Wh6AiZy211PYwuJpP3xugUCAwEAAaNmMGQwHQYDVR0OBBYEFDXB8g347TUPMvCNXTBSRQpVRvroMB8GA1UdIwQYMBaAFOOqggO/I6PkIyJZqJ16mbDbtiXxMBIGA1UdEwEB/wQIMAYBAf8CAQAwDgYDVR0PAQH/BAQDAgGGMA0GCSqGSIb3DQEBCwUAA4ICAQAiyaCtGnPZRsfGD69yjkPptc6cwa8icyF9iiJwdngjvdMTCOJHhUAtzGTOuUITJEh0OJYzabB+EUgHmZWe6hwrWCzhJQysDktdsARQOB91Vi19VyDrcHPxnn43zObnbkLpFvZXg3Q3/S+eiTn/UWMg7f2tQjaCdj6xx1DGTiJmZBRI/CG24EWzYy+H7/MBNFuW3+1CdoDuPR3lkbWmYFJbvkOaWR8+faL6o5u7IagKCSmMaNDjRQA8/LKwJ8waD61Hw4S4H465I16UVCT4d226anZIfz7N3/NbVw0B8emJP1ZtVty1vDPEx/6A7+sXfgAYgjfMeiHhGHs17i2d7EvdwxlyvKq/iQkLMzkyAkA5kpUbZ/kpOQh8sR9JHxv3QEz0clRvRIwlJU5W+Pa1e3dNYTDR9x0fBaLwPUIc5RnnSZ5Aws2qxnp7yYrQzxTtLd3IoDU4BuuyBE+/PaukbbfJUnr+e9Pwt+OXqrECnhxz+f0FDAMlX0CEe7Vlx8p37roBiT4sf3anXrNyrUZMQWQFLs9H3+yooEJJWTgs7QjFZ0l5LIQyTv1I4UmGBgEWlW8UNIJhvAeq1ykY+WZwAt9JDlNwiAbFbFoMqGkVZDko1foTE8KUJfgth63ZmdWw1yzX8H9+zDlhpHCehJsJ68Rk7INjBNZr6IxpVViGLsW1qQ==</xd:EncapsulatedX509Certificate>
              <xd:EncapsulatedX509Certificate>MIIFsjCCA5qgAwIBAgIJAJcWvaoTLkqaMA0GCSqGSIb3DQEBCwUAMGUxCzAJBgNVBAYTAlVLMRAwDgYDVQQIDAdFbmdsYW5kMR0wGwYDVQQKDBRYbWxzZWN1cml0eSBSU0EgVGVzdDElMCMGA1UEAwwcWG1sc2VjdXJpdHkgUlNBIFRlc3QgUm9vdCBDQTAgFw0xODA2MDYxNTIwMDRaGA8yMTE4MDUxMzE1MjAwNFowZTELMAkGA1UEBhMCVUsxEDAOBgNVBAgMB0VuZ2xhbmQxHTAbBgNVBAoMFFhtbHNlY3VyaXR5IFJTQSBUZXN0MSUwIwYDVQQDDBxYbWxzZWN1cml0eSBSU0EgVGVzdCBSb290IENBMIICIjANBgkqhkiG9w0BAQEFAAOCAg8AMIICCgKCAgEAvommgzYw9/W2M+75as1pV6UZ8Wr+hpici0TsoH/KHWYLWmS9i8IA1Yf6BY3ISAuKvDfqTWgyoDFeJyTVzNNUHlYf6YmrIYgG0Db2rnocihcMMFuVnXREwbQgigWY93iCNi2KpoGOWB63ZupyfMTeyj7FuvYt4AltJ7Q0o+RIRGx61aeP2goGix9o1jkjBN6Tn3wQ3eJgoa0CSPkfaeY+wVO+eUElYE35FwmPWR68AnF7hg/SS1RENSQ4ZqVA1GK2fKakX6e7zkqJCb6ZuQ2nX5GNJWFFSlBXJWrVqpBZveKLMfGQakZUswz3FRPXN0qUK40vKXblESuN35PHXqVfSAPEQ6iGKJU7VC3uTPdCyBztwJbIAs+Rq9dxb6yZv68XChGhee3VW0/ae/GprkHEnePBk8pbkSqS052Z9y36NnjRwZRVnRmQjw6XS1h2c6cdRsV9x2FwmllAQhz6V2rZu/OdS9iCG3CE45nDngYg4VnDw4p9jnCea6MYVPBtPU9f2NjnInIxUGRidX2N2q1y9UiPOU87mlolyQASV+StxwHkm7Ja6w+MRfwgU2/oOLlc3MpMy44rcsRAlhbJ4CWXRwEw+xJoHb3W0l+iy476MtfMaHwaRE/xsPm+MXgXMj+ebE59ceC6GJS6OA5n55KR65zpmQsM4n3yzJrU9hMxDKMCAwEAAaNjMGEwHQYDVR0OBBYEFOOqggO/I6PkIyJZqJ16mbDbtiXxMB8GA1UdIwQYMBaAFOOqggO/I6PkIyJZqJ16mbDbtiXxMA8GA1UdEwEB/wQFMAMBAf8wDgYDVR0PAQH/BAQDAgGGMA0GCSqGSIb3DQEBCwUAA4ICAQAkbgICYnJANqIGft/0chg1uSm6eZMrl0kfACZKFpL8KOhj7C66cIeskf7WcJbHQOW3CAg0OZpkS9nhvPxOysQblS+sQwo9dWiN7NATokTxySYGFdrENXSUdGI9MMFsizg8qN07EtbynqbdJwFNDaomJz0mUXYlxtCR4gTGorWmL8EzJIN98LXuMDm5gomd5RTCgqc1hBT+Dq0E3WapnUVlMFr1KS8ex/RKfVBQ5gJRJ10ZIasaVdpCl3gGFd8MAMyqqZXOyltO1RRTTXYzt50G1UmAEd2SDH6ADqj8T04I0UirpsQ7b4GasJomWQBuCv9jY65rAOfd7mWH4RDmVn2P4XCVZ6++oCmr2CMERfoRsVIt3xgx5OuuV4MdAcVBw6LMkQz6JRp92kEGPME9x1wnDRcnks58znCvosZREwLY/stWq2eLbOKZ5dCJqiC4xGca5l0wJETudU5WLdIgPDUFQ2tTXuuBctjdzh8+Fyc6N2qMp3+U2m2pEArId/6axaQhjGJEDJMV6J03WiZ8l/9GjIlX2HQGbqRvHAL7kUEkP4tZOUiwGGotakFvJJiVWDynVphL8gTamR1laTYht0mZGtZ5JTMcwpE37+2diMfAy/hqjOXDcyNAw3xtLDlX6i5XK2rpru8GaWPikRkgTfRBdWWfRjl+0sE5+e1N8mHdMQ==</xd:EncapsulatedX509Certificate>
            </xd:CertificateValues>
          </xd:UnsignedSignatureProperties>
        </xd:UnsignedProperties>
      </xd:QualifyingProperties>
    </Object>
  </Signature>
</document-signatures>
</file>